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style:font-size-asian="11pt"/>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text-properties fo:font-size="11pt" fo:font-weight="bold" style:font-size-asian="11pt" style:font-weight-asian="bold"/>
    </style:style>
    <style:style style:name="P4" style:family="paragraph" style:parent-style-name="Standard">
      <style:paragraph-properties fo:text-align="justify" style:justify-single-word="false"/>
      <style:text-properties fo:font-size="11pt" fo:font-weight="bold" style:font-size-asian="11pt" style:font-weight-asian="bold"/>
    </style:style>
    <style:style style:name="P5" style:family="paragraph" style:parent-style-name="Standard">
      <style:paragraph-properties fo:text-align="center" style:justify-single-word="false"/>
      <style:text-properties fo:font-size="14pt" fo:font-weight="bold" style:font-size-asian="14pt" style:font-weight-asian="bold"/>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margin-left="1in" fo:margin-right="0in" fo:text-align="justify" style:justify-single-word="false" fo:text-indent="-0.5in" style:auto-text-indent="false"/>
    </style:style>
    <style:style style:name="P9" style:family="paragraph" style:parent-style-name="Standard">
      <style:paragraph-properties fo:margin-left="1in" fo:margin-right="0in" fo:text-align="justify" style:justify-single-word="false" fo:text-indent="-0.5in" style:auto-text-indent="false"/>
      <style:text-properties fo:font-size="11pt" style:font-size-asian="11pt"/>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tandard">
      <style:paragraph-properties fo:margin-left="0.5in" fo:margin-right="0in" fo:text-indent="0in" style:auto-text-indent="false"/>
      <style:text-properties fo:font-size="11pt" style:font-size-asian="11pt"/>
    </style:style>
    <style:style style:name="P12" style:family="paragraph" style:parent-style-name="Standard">
      <style:paragraph-properties fo:margin-left="0.5in" fo:margin-right="0in" fo:text-align="justify" style:justify-single-word="false" fo:text-indent="0in" style:auto-text-indent="false"/>
      <style:text-properties fo:font-size="11pt" style:font-size-asian="11pt"/>
    </style:style>
    <style:style style:name="P13" style:family="paragraph" style:parent-style-name="Standard">
      <style:paragraph-properties fo:margin-left="2in" fo:margin-right="0in" fo:text-indent="0in" style:auto-text-indent="false"/>
      <style:text-properties fo:font-size="11pt" style:font-size-asian="11pt"/>
    </style:style>
    <style:style style:name="P14" style:family="paragraph" style:parent-style-name="Standard">
      <style:paragraph-properties fo:break-before="page"/>
      <style:text-properties fo:font-size="11pt" style:font-size-asian="11pt"/>
    </style:style>
    <style:style style:name="P15" style:family="paragraph" style:parent-style-name="Standard" style:master-page-name="Standard">
      <style:paragraph-properties style:page-number="auto"/>
      <style:text-properties fo:font-size="11pt" style:font-size-asian="11pt"/>
    </style:style>
    <style:style style:name="P16" style:family="paragraph" style:parent-style-name="Footer">
      <style:text-properties style:text-underline-style="solid" style:text-underline-width="auto" style:text-underline-color="font-color"/>
    </style:style>
    <style:style style:name="T1" style:family="text">
      <style:text-properties fo:font-size="11pt" fo:font-weight="bold" style:font-size-asian="11pt" style:font-weight-asian="bold"/>
    </style:style>
    <style:style style:name="T2" style:family="text">
      <style:text-properties fo:font-size="11pt" style:font-size-asian="11pt"/>
    </style:style>
    <style:style style:name="T3" style:family="text">
      <style:text-properties style:text-underline-style="solid" style:text-underline-width="auto" style:text-underline-color="font-color"/>
    </style:style>
    <style:style style:name="T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DELIVERY SERVICE - SMALL - GAS</text:p>
      <text:p text:style-name="P1"/>
      <text:p text:style-name="P6">SCHEDULE DSS</text:p>
      <text:p text:style-name="P1"/>
      <text:p text:style-name="P1"/>
      <text:p text:style-name="Standard"><text:span text:style-name="T1">Availability</text:span><text:span text:style-name="T2">: <text:s/>Service is supplied under Schedule DSS where:</text:span></text:p>
      <text:p text:style-name="P9">(a)<text:tab/>the Customer contracts for service under Schedule C and meets the specific Availability conditions of that Schedule which becomes the Controlling Schedule; and</text:p>
      <text:p text:style-name="P9">(b)<text:tab/>all of the Controlling Schedule provisions apply unless specifically and individually altered herein; and</text:p>
      <text:p text:style-name="P9">(c)<text:tab/>the Customer arranges for the transport and delivery of gas into the Company’s distribution system at its interstate pipeline gate station(s); and</text:p>
      <text:p text:style-name="P9">(d)<text:tab/>the Customer provides to the Company the identity of the Customer’s gas supplier by the 6th workday of the month for gas to be delivered during the next succeeding calendar month; and</text:p>
      <text:p text:style-name="P9">(e)<text:tab/>the transported gas is for the Customer’s burner tip use and shall not be resold except as provided for in Rider 12, or as provided for in a separate Agreement with the Company to provide gas as a fuel for vehicles; and</text:p>
      <text:p text:style-name="P9">(f)<text:tab/>the Customer’s use is less than 12,000 dekatherms per year; and</text:p>
      <text:p text:style-name="P9">(g)<text:tab/>the minimum transported volume is 8,000 dekatherms per year; and</text:p>
      <text:p text:style-name="P9">(h)<text:tab/>the Customer does not elect to have an automated meter reading device installed.</text:p>
      <text:p text:style-name="P1"/>
      <text:p text:style-name="P1"/>
      <text:p text:style-name="Standard"><text:span text:style-name="T1">Definitions</text:span><text:span text:style-name="T2">:</text:span></text:p>
      <text:p text:style-name="P9">(a)<text:tab/>DCQ (Daily Contract Quantity): <text:s/>The amount of Customer-owned gas as determined by the Company for a fixed three-month period and contracted by the Customer to be delivered by the interstate gas pipeline(s) to the Company’s City Gate each day of the fixed three-month period, net of Company distribution system losses as defined by the Loss Factor established in the latest annual Purchased Gas Adjustment review.</text:p>
      <text:p text:style-name="P9">(b)<text:tab/>Transportation Gas: <text:s/>All gas to which the Customer takes title at or before the Company’s City Gate.</text:p>
      <text:p text:style-name="P9">(c)<text:tab/>Daily Imbalance: <text:s/>The difference between the Customer’s DCQ and daily use.</text:p>
      <text:p text:style-name="P9">(d)<text:tab/>Fixed, three-month period: <text:s/>The periods for which the DCQ is determined and are the inclusive months of<text:tab/>December through February,</text:p>
      <text:p text:style-name="P9"><text:tab/><text:tab/><text:tab/><text:tab/>March through May,</text:p>
      <text:p text:style-name="P9"><text:tab/><text:tab/><text:tab/><text:tab/>June through August, and</text:p>
      <text:p text:style-name="P9"><text:tab/><text:tab/><text:tab/><text:tab/>September through November.</text:p>
      <text:p text:style-name="P1"/>
      <text:p text:style-name="Standard"><text:span text:style-name="T1">Monthly Rates</text:span><text:span text:style-name="T2">:</text:span></text:p>
      <text:p text:style-name="P2"><text:tab/>The Monthly Rates for Delivery Service are the monthly rates stated in the Controlling Schedule, plus the Comprehensive Balancing Service Fee, plus the Standby Service Fee, except that for customers electing Partial Standby Service the Commodity Charge stated in the Controlling Schedule is 13.93 cents per therm for the first 10,000 therms per month and 6.07 cents per therm for all therms over 10,000 therms per month.</text:p>
      <text:p text:style-name="P1"/>
      <text:p text:style-name="P1"/>
      <text:p text:style-name="P7"><text:span text:style-name="T1">Responsibility for Gas Supply</text:span><text:span text:style-name="T2">: <text:s/>The Customer’s gas supplier shall separately contract with the Company under Schedule DSG and service under this Schedule is provided only so long as the Customer’s gas supplier remains a qualified gas supplier under Schedule DSG. <text:s/>Under Schedule DSG, the Customer’s supplier is responsible for delivering the Company-specified DCQ to the Company’s City Gate each day for a fixed three-month period. <text:s/>The terms and conditions associated with the supplier’s DCQ </text:span><text:soft-page-break/><text:span text:style-name="T2">responsibility are detailed in the Agreement. <text:s/>The Customer may change suppliers at the beginning of each fixed three-month period, but shall select only one gas supplier for each fixed, three-month period.</text:span></text:p>
      <text:p text:style-name="P2"/>
      <text:p text:style-name="P2"><text:tab/>Two options are available to the Customer:</text:p>
      <text:p text:style-name="P1"/>
      <text:p text:style-name="P8"><text:span text:style-name="T2">1.</text:span><text:span text:style-name="T1"><text:tab/>FT Option</text:span><text:span text:style-name="T2">: <text:s/>Under the FT Option, the Customer’s gas supplier shall deliver the DCQ to the Company’s City Gate each day for the fixed, three-month period as required in Schedule DSG..</text:span></text:p>
      <text:p text:style-name="P9"/>
      <text:p text:style-name="P8"><text:span text:style-name="T2">2.</text:span><text:span text:style-name="T1"><text:tab/>IT Option</text:span><text:span text:style-name="T2">: <text:s/>Under the IT Option, the Customer’s gas supplier shall deliver the DCQ to the City Gate each day for the fixed, three-month period unless the interstate gas pipeline interrupts the supplier’s transportation and notifies the Company, or the Supplier’s transportation capacity is recalled.</text:span></text:p>
      <text:p text:style-name="P9"/>
      <text:p text:style-name="P1"/>
      <text:p text:style-name="P1"/>
      <text:p text:style-name="P7"><text:span text:style-name="T1">Standby Service</text:span><text:span text:style-name="T2">: <text:s/>The Company will supply gas to back-up and/or supplement the Customer’s Transportation Gas. <text:s/>Two Standby Services are offered depending on the supply option selected by the Customer:</text:span></text:p>
      <text:p text:style-name="P9"/>
      <text:p text:style-name="P8"><text:span text:style-name="T2">1.</text:span><text:span text:style-name="T1"><text:tab/>Full Standby Service</text:span><text:span text:style-name="T2">: <text:s/>Where the Customer selects the IT Option, the Company provides gas upon demand. <text:s/>The monthly Full Standby Service Fee applies to each therm of Transportation Gas used by the Customer adjusted to the Company’s City Gate and is the quotient obtained by dividing (1) interstate gas pipeline capacity and reservation costs assignable to sales other than those subject to the Commodity Charge Adjustment, by (2) sales in therms for other than those subject to the Commodity Charge Adjustment, plus Full Standby Service Transportation Gas in therms.</text:span></text:p>
      <text:p text:style-name="P1"/>
      <text:p text:style-name="P8"><text:span text:style-name="T2">2.</text:span><text:span text:style-name="T1"><text:tab/>Partial Standby Service</text:span><text:span text:style-name="T2">: <text:s/>Where the Customer selects the FT Option, the Company’s obligation is to only supply gas as a standby for the Customer’s use requirements above the DCQ. <text:s/>The monthly Partial Standby Service Fee is 25 percent of the Full Standby Service Fee and is applied to all therms of Transportation Gas used by the Customer adjusted to the Company’s City Gate. <text:s/>Standby Service up to the DCQ in the event of the Customer’s gas Supplier’s non-performance with the delivery requirements under Schedule DSG may be provided by the Company at the Company’s sole discretion and subject to payment by the Customer of the Company’s incremental cost of providing such service.</text:span></text:p>
      <text:p text:style-name="P1"/>
      <text:p text:style-name="P2"><text:tab/>Standby Service revenues resulting from the application of these fees are applied as credits to the Purchased Gas Adjustment.</text:p>
      <text:p text:style-name="P2"/>
      <text:p text:style-name="P2"/>
      <text:p text:style-name="P2"/>
      <text:p text:style-name="P7"><text:span text:style-name="T1">Comprehensive Balancing Service</text:span><text:span text:style-name="T2">: <text:s/>The balancing of the DCQ with the Customer’s use of gas is performed by the Company. <text:s/>A Comprehensive Balancing Service Fee of 0.35 cents per therm is applied to all therms of gas used by the Customer adjusted to the Company’s City Gate. <text:s/>Any difference between the DCQ and the Customer’s use of gas is carried forward and reflected in the DCQ calculation for a subsequent fixed, three-month period.</text:span></text:p>
      <text:p text:style-name="P2"/>
      <text:p text:style-name="P7"><text:span text:style-name="T1">Daily Balancing Costs</text:span><text:span text:style-name="T2">: <text:s/>The cost of balancing Delivery Service imbalances is applied as a credit to the Purchased Gas Adjustment.</text:span></text:p>
      <text:p text:style-name="P2"/>
      <text:p text:style-name="P7"><text:soft-page-break/><text:span text:style-name="T1">Gas Marketers/Brokers</text:span><text:span text:style-name="T2">: <text:s/>Gas marketers or brokers who elect to access the Company’s Electronic Bulletin Board shall separately contract with the Company and shall be subject to the monthly Information Fee of $90.</text:span></text:p>
      <text:p text:style-name="P2"/>
      <text:p text:style-name="P7"><text:span text:style-name="T1">Cost Responsibility:</text:span><text:span text:style-name="T2"> <text:s/>The Customer shall be responsible for the payment any tax or assessment levied by any jurisdiction, related to the acquisition, transportation or use of Transportation Gas.</text:span></text:p>
      <text:p text:style-name="P2"/>
      <text:p text:style-name="P7"><text:span text:style-name="T1">Determination of the DCQ:</text:span><text:span text:style-name="T2"> <text:s/>The Customer’s DCQ shall be determined by the Company at the beginning of each fixed, three-month period as the historic average daily use over the like-month, fixed, three-month period net of any carry-over difference between the DCQ and the Customer’s use of gas from a prior fixed, three-month period. <text:s/>However, the DCQ shall not be any larger than the highest DCQ calculated for any prior 12 month period, inclusive, before reflection of any carry-over amount <text:s/>In the event that inclusion of the carry-over amount in the DCQ would yield a DCQ greater than the highest calculated DCQ, the difference shall be carried forward to the determination of a DCQ for a subsequent fixed, three-month period. <text:s/>For new customers, the initial DCQ will be estimated by the Company based on the Customer’s connected load and expected use of the equipment. <text:s/>The Company reserves the right to modify the DCQ otherwise determined where, in the sole opinion of the Company, the historical average daily use of the Customer would result in an unrealistic DCQ. <text:s/>Any such modification of the DCQ shall not be prevented by the limitation of the highest calculated DCQ stated in this provision.</text:span></text:p>
      <text:p text:style-name="P2"/>
      <text:p text:style-name="P7"><text:span text:style-name="T1">Term of Contract</text:span><text:span text:style-name="T2">:</text:span></text:p>
      <text:p text:style-name="P10"><text:span text:style-name="T1">FT Option</text:span><text:span text:style-name="T2">: <text:s/>The initial term of contract under the FT Option is 3 years and continues thereafter until terminated at the completion of any such term by at least 1 year’s notice by the Customer.</text:span></text:p>
      <text:p text:style-name="P12"/>
      <text:p text:style-name="P10"><text:span text:style-name="T1">IT Option</text:span><text:span text:style-name="T2">: <text:s/>The initial term of contract under the IT Option is 1 year and continues thereafter until terminated by the Customer by notice at the beginning of the fixed, three-month period prior to when service is to be terminated.</text:span></text:p>
      <text:p text:style-name="P11"/>
      <text:p text:style-name="P2"><text:tab/>Upon termination of Delivery Service for any reason under this Schedule, the Customer is subject to the Accumulated Imbalance Corrective Measures in Rider 12. <text:s/>Resumption of a bundled sales service is subject to the Company’s ability to acquire sufficient interstate gas pipeline capacity to supply the Customer’s requirements.</text:p>
      <text:p text:style-name="P1"/>
      <text:p text:style-name="P1"/>
      <text:p text:style-name="P1"/>
      <text:p text:style-name="P1"/>
      <text:p text:style-name="P13">Subject to Riders as listed below:</text:p>
      <text:p text:style-name="P13"><text:tab/>3. <text:s/>Take-or-Pay (TOP) Surcharge</text:p>
      <text:p text:style-name="P13"><text:tab/>12. <text:s/>Delivery Service</text:p>
      <text:p text:style-name="P1"/>
      <text:p text:style-name="P14"/>
      <text:p text:style-name="P5">DELIVERY SERVICE GAS SUPPLIERS</text:p>
      <text:p text:style-name="P1"/>
      <text:p text:style-name="P6">SCHEDULE DSG</text:p>
      <text:p text:style-name="P1"/>
      <text:p text:style-name="P1"/>
      <text:p text:style-name="P1"/>
      <text:p text:style-name="P7"><text:span text:style-name="T1">Availability: <text:s/></text:span><text:span text:style-name="T2">For qualified gas suppliers where:</text:span></text:p>
      <text:p text:style-name="P9">(a)<text:tab/>the Supplier contracts with a Customer served under Schedule DSS to deliver gas to the Company’s City Gate; and</text:p>
      <text:p text:style-name="P9">(b)<text:tab/>the Supplier submits an Application to the Company to provide service to customers under this Schedule; and</text:p>
      <text:p text:style-name="P9">(c)<text:tab/>the Supplier satisfies the Company’s credit requirements.</text:p>
      <text:p text:style-name="P1"/>
      <text:p text:style-name="P1"/>
      <text:p text:style-name="P3">Definitions:</text:p>
      <text:p text:style-name="P9">(a)<text:tab/>DCQ (Daily Contract Quantity): <text:s/>The amount of Customer-owned gas as determined by the Company for a fixed, three-month period and contracted by the Customer to be delivered by the interstate gas pipeline(s) to the Company’s City Gate each day of the fixed, three-month period, net of Company distribution system losses as defined by the Loss Factor established in the latest annual Purchased Gas Adjustment review.</text:p>
      <text:p text:style-name="P9">(b)<text:tab/>ADCQ (Accumulated Daily Contract Quantity): <text:s/>The total of the DCQ amounts for all of the Customers supplied by the Supplier.</text:p>
      <text:p text:style-name="P9">(c)<text:tab/>Fixed, three-month period: <text:s/>The periods for which the DCQ is determined and are the inclusive months of<text:tab/>December through February,</text:p>
      <text:p text:style-name="P9"><text:tab/><text:tab/><text:tab/><text:tab/>March through May,</text:p>
      <text:p text:style-name="P9"><text:tab/><text:tab/><text:tab/><text:tab/>June through August, and</text:p>
      <text:p text:style-name="P9"><text:tab/><text:tab/><text:tab/><text:tab/>September through November.</text:p>
      <text:p text:style-name="P1"/>
      <text:p text:style-name="P1"/>
      <text:p text:style-name="P7"><text:span text:style-name="T1">Responsibility for Gas Delivery:</text:span><text:span text:style-name="T2"> <text:s/>The Supplier shall deliver or arrange to have delivered the Company-specified DCQ to the Company’s City Gate each day for the fixed, three-month period subject to the limitations in this Schedule and to the Company’s operational ability to accept the DCQ at the delivery point specified by the Supplier.</text:span></text:p>
      <text:p text:style-name="P1"/>
      <text:p text:style-name="P8"><text:span text:style-name="T2">1.<text:tab/></text:span><text:span text:style-name="T1">FT Option:</text:span><text:span text:style-name="T2"> <text:s/>If the Customer elects the FT Option under Schedule DSS, the Supplier shall deliver the DCQ to the Company’s City Gate each day for the fixed, three-month period unless failure to deliver is due to Force Majeure as defined in this Schedule.</text:span></text:p>
      <text:p text:style-name="P9"/>
      <text:p text:style-name="P8"><text:span text:style-name="T2">2.<text:tab/></text:span><text:span text:style-name="T1">IT Option:</text:span><text:span text:style-name="T2"> <text:s/>If the Customer elects the IT Option under Schedule DSS, the Supplier shall deliver the DCQ to the Company’s City Gate each day for the fixed, three-month period unless the interstate gas pipeline interrupts the Supplier’s transportation and notifies the Company, the Supplier’s transportation capacity is recalled, or for Force Majeure as defined in this Schedule. <text:s/>In the event the Supplier’s transportation capacity is recalled, the Supplier shall provide the Company written conformation from the original capacity holder within 48 hours of such recall.</text:span></text:p>
      <text:p text:style-name="P1"/>
      <text:p text:style-name="P1"/>
      <text:p text:style-name="P1"/>
      <text:p text:style-name="P1"/>
      <text:p text:style-name="P4"/>
      <text:p text:style-name="P4"/>
      <text:p text:style-name="P7"><text:soft-page-break/><text:span text:style-name="T1">Failure to Deliver the DCQ:</text:span><text:span text:style-name="T2"> <text:s/>The Supplier shall adjust deliveries to the Company’s City Gate within 48 hours of a failure to deliver the DCQ as required under the Responsibility for Gas Delivery provision. <text:s/>The adjustment to deliveries shall fully reconcile any failure to deliver the DCQ. <text:s/>Upon the expiration of the 48 hour grace period, the Supplier shall be subject to the following penalties for any remaining under-deliveries of the DCQ:</text:span></text:p>
      <text:p text:style-name="P1"/>
      <text:p text:style-name="P1"><text:tab/><text:tab/>FT Option . . . . . . . . . . . . . . . . . . . . . . . . . . . . . . . <text:s/>$2.50 per therm of under-delivery</text:p>
      <text:p text:style-name="P1"><text:tab/><text:tab/>IT Option . . . . . . . . . . . . . . . . . . . . . . . . . . . . . . . . $1.50 per therm of under-delivery</text:p>
      <text:p text:style-name="P1"/>
      <text:p text:style-name="P2"><text:tab/>In the event that the Supplier has delivered more gas to the City Gate than that required by the DCQ, and adjustment does not occur within 48 hours, the amount of the over-delivery is subject to the Over-Tendered Accumulated Imbalance Corrective Measures stated in Rider 12.</text:p>
      <text:p text:style-name="P1"/>
      <text:p text:style-name="P2"/>
      <text:p text:style-name="P2"/>
      <text:p text:style-name="P7"><text:span text:style-name="T1">Supplier’s Responsibility to Cooperate with the Company:</text:span><text:span text:style-name="T2"> <text:s/>The provisions of Schedules DSS and DSG are predicated upon the Supplier’s cooperation to not materially affect the Company’s operations. <text:s/>Continued failure to cooperate following a single warning by the Company shall, in the sole opinion of the Company, result in disqualification of the Supplier from the Schedule DSS program. <text:s/>To be reinstated as a qualified Supplier, in addition to meeting all other applicable qualification criteria, the Supplier shall deposit with the Company for a period of one year, a security deposit in the amount of the product of (1) the Supplier’s ADCQ, (2) 30 days and (3) the Purchased Gas Adjustment (Rider 2), all determined at the time the Supplier applies for re-qualification. <text:s/>At the conclusion of one year and upon the Supplier’s request, the Supplier’s security deposit shall be returned to the Supplier if there has not been another occurrence of non-compliance with the delivery requirements by the Supplier. <text:s/>If there is an additional occurrence of non-compliance with delivery requirements during the one year period, in addition to the standard penalty, the security deposit shall be forfeit and the Supplier shall be ineligible for re-qualification for an additional consecutive year.</text:span></text:p>
      <text:p text:style-name="P2"/>
      <text:p text:style-name="P1"/>
      <text:p text:style-name="P1"/>
      <text:p text:style-name="P7"><text:span text:style-name="T1">Determination of the DCQ:</text:span><text:span text:style-name="T2"> <text:s/>The Customer’s DCQ shall be determined by the Company at the beginning of each fixed, three-month period as the historic average daily use over the fixed, three-month period net of any carry-over difference between the DCQ and the Customer’s use of gas from a prior fixed, three-month period. <text:s/>However, the DCQ shall not be any larger than the highest DCQ calculated for any prior 12 month period, inclusive, before reflection of any carry-over amount. <text:s/>In the event that inclusion of the carry-over amount would yield a DCQ greater than the highest calculated DCQ, the difference shall be carried forward to the determination of a DCQ for a subsequent fixed, three-month period. <text:s/>For new customers, the initial DCQ will be estimated by the Company based on the Customer’s connected load and expected use of the equipment. <text:s/>The Company reserves the right to modify the DCQ otherwise determined where, in the sole opinion of the Company, the historical average daily use of the Customer would result in an unrealistic DCQ.</text:span></text:p>
      <text:p text:style-name="P2"/>
      <text:p text:style-name="P2"/>
      <text:p text:style-name="P2"/>
      <text:p text:style-name="P7"><text:span text:style-name="T1">Exchange of Required Information:</text:span><text:span text:style-name="T2"> <text:s/>The following procedures shall be followed by the Company and the Supplier to exchange the information required to serve customers:</text:span></text:p>
      <text:p text:style-name="P2"/>
      <text:p text:style-name="P9">1.<text:tab/>By the 11th workday of the month, including holidays, the Company shall provide to each Supplier their ADCQ and a list of customers to be supplied by that Supplier during the following month.</text:p>
      <text:p text:style-name="P9"><text:soft-page-break/>2.<text:tab/>By 12:00 noon on the 14th workday of the month, including holidays, the Supplier shall notify the Company of any corrections to the list of customers to be supplied and confirm the ADCQ for the following month.</text:p>
      <text:p text:style-name="P9">3.<text:tab/>By the 17th workday of the month, including holidays, the Company shall provide a revised ADCQ and customer list to the Supplier (if necessary).</text:p>
      <text:p text:style-name="P1"/>
      <text:p text:style-name="P7"><text:span text:style-name="T1">Force Majeure for Failure to Deliver the DCQ: </text:span><text:span text:style-name="T2"><text:s/>Force Majeure, for purposes of this Schedule, shall be any sudden, unforeseeable event which causes a physical inability to transport gas to or receive gas at the designated point of delivery and which could not have been prevented or overcome by the reasonable efforts of the party claiming Force Majeure. <text:s/>In the event of Force Majeure, the Supplier shall give as soon as possible after the occurrence of Force Majeure written notice and full particulars of such Force Majeure including the extent, if any, to which the Supplier remains able to carry out its obligations and a good faith estimate of when the Supplier expects to recover its ability to fully perform.</text:span></text:p>
      <text:p text:style-name="P1"/>
      <text:p text:style-name="P7"><text:span text:style-name="T1">Credit Worthiness:</text:span><text:span text:style-name="T2"> <text:s/>To become a Qualified Gas Supplier, the Supplier shall submit all requested financial information and satisfy a credit appraisal by the Company. <text:s/>The Company shall apply on a non-discriminatory basis, financial standards to determine the acceptability of the Supplier’s overall financial condition. <text:s/>Upon notification by the Company that the Supplier no longer satisfies the Company’s credit criteria, the Supplier is disqualified until such time as satisfactory evidence is provided by the Supplier that the Supplier’s overall financial condition again meets the Company’s credit criteria or an acceptable credit enhancement, including but not limited to a cash deposit, letters of credit or surety bonds, is furnished to the Company.</text:span></text:p>
      <text:p text:style-name="P2"/>
      <text:p text:style-name="P7"><text:span text:style-name="T1">Liability Limits:</text:span><text:span text:style-name="T2"> <text:s/>In addition to the liability limitations specified in the Terms and Conditions, the Company is not liable for any loss, cost, damage or expense occasioned by an error in the calculation of the DCQ or ADCQ. <text:s/>The Supplier shall warrant that, at the time of delivery of gas to the Company, it will have good title to deliver all gas volumes. <text:s/>The Company shall have no liability with respect to all gas delivered prior to its delivery to the Company’s City Gate or after its re-delivery to the Customer.</text:span></text:p>
      <text:p text:style-name="P2"/>
      <text:p text:style-name="P7"><text:span text:style-name="T1">Gas Quality Standards:</text:span><text:span text:style-name="T2"> <text:s/>The Supplier warrants that gas delivered to the Company’s City Gate conforms to the quality standards stated in the transporting interstate gas pipeline’s FERC approved Tariff.</text:span></text:p>
      <text:p text:style-name="P2"/>
      <text:p text:style-name="P7"><text:span text:style-name="T1">Payment Terms:</text:span><text:span text:style-name="T2"> <text:s/>Bills are due and payable upon presentation. <text:s/>The final date for payment of the net amount shown on the bill is 10 days from the date of rendition of the bill. <text:s/>Failure to receive the bill does not excuse the Supplier from payment obligations and payments shall be made without regard to any counterclaim whatever. <text:s/>Bills remaining unpaid at the expiration of the net payment period shall be subject to a Late Payment Charge of 1.5% per month applied to any unpaid amount.</text:span></text:p>
      <text:p text:style-name="P1"/>
      <text:p text:style-name="P1"/>
      <text:p text:style-name="P13">Subject to Riders as listed below:</text:p>
      <text:p text:style-name="P13"><text:tab/>12.<text:tab/>Delivery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text-underline-style="solid" style:text-underline-width="auto" style:text-underline-color="font-color"/>
    </style:style>
    <style:style style:name="MT1" style:family="text">
      <style:text-properties style:text-underline-style="solid" style:text-underline-width="auto" style:text-underline-color="font-color"/>
    </style:style>
    <style:style style:name="MT2" style:family="text"/>
    <style:page-layout style:name="Mpm1">
      <style:page-layout-properties fo:page-width="8.5in" fo:page-height="11in" style:num-format="1" style:print-orientation="portrait" fo:margin-top="0.5in" fo:margin-bottom="0.5in" fo:margin-left="1.25in" fo:margin-right="0.7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0.7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span text:style-name="MT1">Baltimore Gas and Electric Company -- Gas <text:s text:c="86"/>41 - </text:span><text:span text:style-name="Page_20_Number"><text:page-number text:select-page="current">6</text:page-number></text:span></text:p>
      </style:header>
      <style:footer>
        <text:p text:style-name="MP1">. <text:s text:c="165"/>.</text:p>
        <text:p text:style-name="Footer">P.S.C. Md. -- G-9 (Suppl 230) <text:s text:c="65"/>Filed 3/16/95 -- Effective 6/1/95</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ELIVERY SERVICE - SMALL - GAS</dc:title>
    <meta:initial-creator>BGE</meta:initial-creator>
    <meta:creation-date>1995-03-16T13:55:00</meta:creation-date>
    <dc:creator>BGE</dc:creator>
    <dc:date>2000-12-12T14:58:00</dc:date>
    <meta:editing-cycles>3</meta:editing-cycles>
    <meta:editing-duration>PT00H01M00S</meta:editing-duration>
    <meta:document-statistic meta:table-count="0" meta:image-count="0" meta:object-count="0" meta:page-count="6" meta:paragraph-count="77" meta:word-count="2834" meta:character-count="17716"/>
    <meta:generator>OpenOffice.org/3.2$Linux OpenOffice.org_project/320m19$Build-9505</meta:generator>
    <meta:user-defined meta:name="Info 1"/>
    <meta:user-defined meta:name="Info 2"/>
    <meta:user-defined meta:name="Info 3"/>
    <meta:user-defined meta:name="Info 4"/>
  </office:meta>
</office:document-meta>
</file>